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ptos Narrow&quot;" svg:font-family="'&quot;Aptos Narrow&quot;'"/>
    <style:font-face style:name="Aptos Narrow" svg:font-family="'Aptos Narrow'" style:font-family-generic="swiss"/>
    <style:font-face style:name="Aptos Narrow1" svg:font-family="'Aptos Narrow'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216" style:base-cell-address="Sheet1.A1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  <style:map style:condition="is-true-formula(LEN(TRIM([.A1]))&gt;0)" style:apply-style-name="ConditionalStyle_5f_216" style:base-cell-address="Sheet1.A1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216" style:base-cell-address="Sheet1.A1"/>
    </style:style>
    <style:style style:name="ce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216" style:base-cell-address="Sheet1.A1"/>
    </style:style>
    <style:style style:name="ce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  <style:map style:condition="is-true-formula(LEN(TRIM([.A1]))&gt;0)" style:apply-style-name="ConditionalStyle_5f_216" style:base-cell-address="Sheet1.A1"/>
    </style:style>
    <style:style style:name="ce7" style:family="table-cell" style:parent-style-name="Default">
      <style:map style:condition="is-true-formula(LEN(TRIM([.A1]))&gt;0)" style:apply-style-name="ConditionalStyle_5f_216" style:base-cell-address="Sheet1.A1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14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6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c48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c481f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=4" style:apply-style-name="ConditionalStyle_5f_215" style:base-cell-address="Sheet1.I1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  <style:map style:condition="cell-content()&lt;=4" style:apply-style-name="ConditionalStyle_5f_215" style:base-cell-address="Sheet1.I1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  <style:map style:condition="cell-content()&lt;=4" style:apply-style-name="ConditionalStyle_5f_215" style:base-cell-address="Sheet1.I1"/>
    </style:style>
    <style:style style:name="ce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  <style:map style:condition="cell-content()&lt;=4" style:apply-style-name="ConditionalStyle_5f_215" style:base-cell-address="Sheet1.I1"/>
    </style:style>
    <style:style style:name="ce3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1" fo:font-size="11pt" fo:font-style="italic" fo:text-shadow="none" style:text-underline-style="none" fo:font-weight="bold" style:font-size-asian="11pt" style:font-style-asian="italic" style:font-weight-asian="bold" style:font-name-complex="Aptos Narrow1" style:font-size-complex="11pt" style:font-style-complex="italic" style:font-weight-complex="bold"/>
      <style:map style:condition="cell-content()&lt;=4" style:apply-style-name="ConditionalStyle_5f_215" style:base-cell-address="Sheet1.I1"/>
    </style:style>
    <style:style style:name="ce38" style:family="table-cell" style:parent-style-name="Default">
      <style:map style:condition="cell-content()&lt;=4" style:apply-style-name="ConditionalStyle_5f_215" style:base-cell-address="Sheet1.I1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OR(TIMEVALUE(TEXT([.C2]; &quot;hh:mm:ss&quot;))=[.C2]; AND(ISNUMBER([.C2]); LEFT(CELL(&quot;format&quot;; [.C2]))=&quot;D&quot;)))" table:allow-empty-cell="true" table:base-cell-address="Sheet1.C2"/>
        <table:content-validation table:name="val2" table:condition="of:cell-content-is-in-list(&quot;Done&quot;;&quot;NO&quot;)" table:allow-empty-cell="true" table:display-list="unsorted" table:base-cell-address="Sheet1.F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7" table:default-cell-style-name="Default"/>
        <table:table-row table:style-name="ro1">
          <table:table-cell table:style-name="ce2" office:value-type="string" calcext:value-type="string">
            <text:p>Column 1</text:p>
          </table:table-cell>
          <table:table-cell table:style-name="ce8" office:value-type="string" calcext:value-type="string">
            <text:p>Customer Name</text:p>
          </table:table-cell>
          <table:table-cell table:style-name="ce13" office:value-type="string" calcext:value-type="string">
            <text:p>Delivery Time</text:p>
          </table:table-cell>
          <table:table-cell table:style-name="ce8" office:value-type="string" calcext:value-type="string">
            <text:p>Delivery Location</text:p>
          </table:table-cell>
          <table:table-cell table:style-name="ce13" office:value-type="string" calcext:value-type="string">
            <text:p>Contact Number</text:p>
          </table:table-cell>
          <table:table-cell table:style-name="ce13" office:value-type="string" calcext:value-type="string">
            <text:p>Payment statu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Payment Date</text:p>
          </table:table-cell>
          <table:table-cell table:style-name="ce33" office:value-type="string" calcext:value-type="string">
            <text:p>Meals Remaining</text:p>
          </table:table-cell>
          <table:table-cell table:style-name="ce8" office:value-type="string" calcext:value-type="string">
            <text:p>Remarks</text:p>
          </table:table-cell>
          <table:table-cell table:style-name="ce45" table:number-columns-repeated="17"/>
        </table:table-row>
        <table:table-row table:style-name="ro1">
          <table:table-cell table:style-name="ce2" office:value-type="string" calcext:value-type="string">
            <text:p>11-B</text:p>
          </table:table-cell>
          <table:table-cell table:style-name="ce9" office:value-type="string" calcext:value-type="string">
            <text:p>Soufiane</text:p>
          </table:table-cell>
          <table:table-cell table:style-name="ce14" table:content-validation-name="val1" office:value-type="time" office:time-value="PT09H00M00S" calcext:value-type="time">
            <text:p>9:00:00 AM</text:p>
          </table:table-cell>
          <table:table-cell table:style-name="ce19" office:value-type="string" calcext:value-type="string">
            <text:p>Kanal residence Al reem island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7" office:value-type="float" office:value="384" calcext:value-type="float">
            <text:p>384</text:p>
          </table:table-cell>
          <table:table-cell table:style-name="ce29" office:value-type="date" office:date-value="2026-01-26" calcext:value-type="date">
            <text:p>26-Jan-26</text:p>
          </table:table-cell>
          <table:table-cell table:style-name="ce34" table:formula="of:=['file:///home/laiba/Downloads/Nutrafi_MealPlan_Tracker%20-%2009Jan26.xlsx'#$'Soufiane new'.G11]" office:value-type="float" office:value="3" calcext:value-type="float">
            <text:p>3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Adel</text:p>
          </table:table-cell>
          <table:table-cell table:style-name="ce15" table:content-validation-name="val1" office:value-type="time" office:time-value="PT10H00M00S" calcext:value-type="time">
            <text:p>10:00:00 AM</text:p>
          </table:table-cell>
          <table:table-cell table:style-name="ce19" office:value-type="string" calcext:value-type="string">
            <text:p>Khalidiyah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1410" calcext:value-type="float">
            <text:p>1410</text:p>
          </table:table-cell>
          <table:table-cell table:style-name="ce30" office:value-type="date" office:date-value="2026-01-07" calcext:value-type="date">
            <text:p>7-Jan-26</text:p>
          </table:table-cell>
          <table:table-cell table:style-name="ce34" table:formula="of:=['file:///home/laiba/Downloads/Nutrafi_MealPlan_Tracker%20-%2009Jan26.xlsx'#$Master.Q10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0" office:value-type="string" calcext:value-type="string">
            <text:p>Bara Mansoor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Shinning Tower Customer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40" calcext:value-type="float">
            <text:p>240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bara.B9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Fate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Al zahiyah are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NO</text:p>
          </table:table-cell>
          <table:table-cell table:style-name="ce24"/>
          <table:table-cell table:style-name="ce29"/>
          <table:table-cell table:style-name="ce35" table:formula="of:=['file:///home/laiba/Downloads/Nutrafi_MealPlan_Tracker%20-%2009Jan26.xlsx'#$Rubeiya.B9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Khalid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Sheikh Khalifa Energy Complex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960" calcext:value-type="float">
            <text:p>960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'khalid monthly'.B7]" office:value-type="float" office:value="960" calcext:value-type="float">
            <text:p>96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da</text:p>
          </table:table-cell>
          <table:table-cell table:style-name="ce15" table:content-validation-name="val1" office:value-type="time" office:time-value="PT10H00M00S" calcext:value-type="time">
            <text:p>10:00:00 AM</text:p>
          </table:table-cell>
          <table:table-cell table:style-name="ce19" office:value-type="string" calcext:value-type="string">
            <text:p>Reem Island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1323" calcext:value-type="float">
            <text:p>1323</text:p>
          </table:table-cell>
          <table:table-cell table:style-name="ce30" office:value-type="date" office:date-value="2026-01-15" calcext:value-type="date">
            <text:p>15-Jan-26</text:p>
          </table:table-cell>
          <table:table-cell table:style-name="ce34" table:formula="of:=['file:///home/laiba/Downloads/Nutrafi_MealPlan_Tracker%20-%2009Jan26.xlsx'#$Master.Z8]" office:value-type="float" office:value="1323" calcext:value-type="float">
            <text:p>1323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1" office:value-type="string" calcext:value-type="string">
            <text:p>Ossama</text:p>
          </table:table-cell>
          <table:table-cell table:style-name="ce16" table:content-validation-name="val1" office:value-type="time" office:time-value="PT10H00M00S" calcext:value-type="time">
            <text:p>10:00:00 AM</text:p>
          </table:table-cell>
          <table:table-cell table:style-name="ce21" office:value-type="string" calcext:value-type="string">
            <text:p>Al Zahiya Area , Near Abudhabi Mall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25" table:content-validation-name="val2" office:value-type="string" calcext:value-type="string">
            <text:p>Done</text:p>
          </table:table-cell>
          <table:table-cell table:style-name="ce28" office:value-type="float" office:value="1680" calcext:value-type="float">
            <text:p>1680</text:p>
          </table:table-cell>
          <table:table-cell table:style-name="ce31" office:value-type="date" office:date-value="2026-01-30" calcext:value-type="date">
            <text:p>30-Jan-26</text:p>
          </table:table-cell>
          <table:table-cell table:style-name="ce34" table:formula="of:=['file:///home/laiba/Downloads/Nutrafi_MealPlan_Tracker%20-%2009Jan26.xlsx'#$Oussama.B7]" office:value-type="float" office:value="1680" calcext:value-type="float">
            <text:p>1680</text:p>
          </table:table-cell>
          <table:table-cell table:style-name="ce40"/>
          <table:table-cell table:number-columns-repeated="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Dua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Muroor Road Mushrif Are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date" office:date-value="2026-02-09" calcext:value-type="date">
            <text:p>9-Feb-26</text:p>
          </table:table-cell>
          <table:table-cell table:style-name="ce34" table:formula="of:=['file:///home/laiba/Downloads/Nutrafi_MealPlan_Tracker%20-%2009Jan26.xlsx'#$Duaa.B7]" office:value-type="float" office:value="280" calcext:value-type="float">
            <text:p>280</text:p>
          </table:table-cell>
          <table:table-cell table:style-name="ce20" office:value-type="string" calcext:value-type="string">
            <text:p>Ensure delivery at 10 AM</text:p>
          </table:table-cell>
          <table:table-cell table:number-columns-repeated="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Patrick</text:p>
          </table:table-cell>
          <table:table-cell table:style-name="ce14" table:content-validation-name="val1" office:value-type="time" office:time-value="PT10H30M00S" calcext:value-type="time">
            <text:p>10:30:00 AM</text:p>
          </table:table-cell>
          <table:table-cell table:style-name="ce20" office:value-type="string" calcext:value-type="string">
            <text:p><text:span text:style-name="T1">Office:</text:span><text:span text:style-name="T2"> K2, Nation Galleria, Al bateen </text:span></text:p>
            <text:p><text:span text:style-name="T1">MONDAY TO THURSDAY - 10:30 - 11:30 AM</text:span></text:p>
            <text:p><text:span text:style-name="T3"/></text:p>
            <text:p><text:span text:style-name="T1">Home:</text:span><text:span text:style-name="T2"> Hydra Tower C6, Appt - 2212, Al Reem</text:span></text:p>
            <text:p><text:span text:style-name="T1">FRIDAY - 10:00 - 10:30 AM</text:span>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1120" calcext:value-type="float">
            <text:p>1120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Patrick.B7]" office:value-type="float" office:value="960" calcext:value-type="float">
            <text:p>96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Fatima Media City</text:p>
          </table:table-cell>
          <table:table-cell table:style-name="ce14" table:content-validation-name="val1" office:value-type="time" office:time-value="PT11H00M00S" calcext:value-type="time">
            <text:p>11:00:00 AM</text:p>
          </table:table-cell>
          <table:table-cell table:style-name="ce20" office:value-type="string" calcext:value-type="string">
            <text:p>Abu Dhabi Medi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7" office:value-type="float" office:value="280" calcext:value-type="float">
            <text:p>280</text:p>
          </table:table-cell>
          <table:table-cell table:style-name="ce29" office:value-type="date" office:date-value="2026-01-25" calcext:value-type="date">
            <text:p>25-Jan-26</text:p>
          </table:table-cell>
          <table:table-cell table:style-name="ce35" table:formula="of:=['file:///home/laiba/Downloads/Nutrafi_MealPlan_Tracker%20-%2009Jan26.xlsx'#$Master.AH8]" office:value-type="float" office:value="280.35" calcext:value-type="float">
            <text:p>280.35</text:p>
          </table:table-cell>
          <table:table-cell table:style-name="ce41"/>
          <table:table-cell table:number-columns-repeated="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Meera Almansoori</text:p>
          </table:table-cell>
          <table:table-cell table:style-name="ce14" table:content-validation-name="val1" office:value-type="time" office:time-value="PT11H00M00S" calcext:value-type="time">
            <text:p>11:00:00 AM</text:p>
          </table:table-cell>
          <table:table-cell table:style-name="ce19" office:value-type="string" calcext:value-type="string">
            <text:p>salam Street TRDA Building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4" office:value-type="float" office:value="528" calcext:value-type="float">
            <text:p>528</text:p>
          </table:table-cell>
          <table:table-cell table:style-name="ce29" office:value-type="date" office:date-value="2026-01-25" calcext:value-type="date">
            <text:p>25-Jan-26</text:p>
          </table:table-cell>
          <table:table-cell table:style-name="ce34" table:formula="of:=['file:///home/laiba/Downloads/Nutrafi_MealPlan_Tracker%20-%2009Jan26.xlsx'#$'Meera New'.B7]" office:value-type="float" office:value="528" calcext:value-type="float">
            <text:p>528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uleiman Zeina</text:p>
          </table:table-cell>
          <table:table-cell table:style-name="ce14" table:content-validation-name="val1" office:value-type="time" office:time-value="PT11H00M00S" calcext:value-type="time">
            <text:p>11:00:00 AM</text:p>
          </table:table-cell>
          <table:table-cell table:style-name="ce20" office:value-type="string" calcext:value-type="string">
            <text:p>Gym Nation Khalidiy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7" office:value-type="float" office:value="1339" calcext:value-type="float">
            <text:p>1339</text:p>
          </table:table-cell>
          <table:table-cell table:style-name="ce30" office:value-type="date" office:date-value="2026-01-22" calcext:value-type="date">
            <text:p>22-Jan-26</text:p>
          </table:table-cell>
          <table:table-cell table:style-name="ce34" table:formula="of:=['file:///home/laiba/Downloads/Nutrafi_MealPlan_Tracker%20-%2009Jan26.xlsx'#$Master.AJ8]" office:value-type="float" office:value="1338.75" calcext:value-type="float">
            <text:p>1338.75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lanood</text:p>
          </table:table-cell>
          <table:table-cell table:style-name="ce14" table:content-validation-name="val1" office:value-type="time" office:time-value="PT11H30M00S" calcext:value-type="time">
            <text:p>11:30:00 AM</text:p>
          </table:table-cell>
          <table:table-cell table:style-name="ce20" office:value-type="string" calcext:value-type="string">
            <text:p>near WTC mall, apartment 803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date" office:date-value="2026-01-27" calcext:value-type="date">
            <text:p>27-Jan-26</text:p>
          </table:table-cell>
          <table:table-cell table:style-name="ce35" table:formula="of:=['file:///home/laiba/Downloads/Nutrafi_MealPlan_Tracker%20-%2009Jan26.xlsx'#$Anood.G6]" office:value-type="float" office:value="47.9975" calcext:value-type="float">
            <text:p>47.9975</text:p>
          </table:table-cell>
          <table:table-cell table:style-name="ce39" office:value-type="string" calcext:value-type="string">
            <text:p>2 Extra meals delivered till 18 Jan 26 added in new plan</text:p>
          </table:table-cell>
          <table:table-cell table:number-columns-repeated="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Alia</text:p>
          </table:table-cell>
          <table:table-cell table:style-name="ce14" table:content-validation-name="val1" office:value-type="time" office:time-value="PT12H00M00S" calcext:value-type="time">
            <text:p>12:00:00 PM</text:p>
          </table:table-cell>
          <table:table-cell table:style-name="ce20" office:value-type="string" calcext:value-type="string">
            <text:p>Abudhabi Accountability 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140" calcext:value-type="float">
            <text:p>140</text:p>
          </table:table-cell>
          <table:table-cell table:style-name="ce29" office:value-type="date" office:date-value="2026-02-09" calcext:value-type="date">
            <text:p>9-Feb-26</text:p>
          </table:table-cell>
          <table:table-cell table:style-name="ce34" table:formula="of:=['file:///home/laiba/Downloads/Nutrafi_MealPlan_Tracker%20-%2009Jan26.xlsx'#$Alia.B6]" office:value-type="float" office:value="6.9975" calcext:value-type="float">
            <text:p>6.9975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Dana</text:p>
          </table:table-cell>
          <table:table-cell table:style-name="ce14" table:content-validation-name="val1" office:value-type="time" office:time-value="PT12H00M00S" calcext:value-type="time">
            <text:p>12:00:00 PM</text:p>
          </table:table-cell>
          <table:table-cell table:style-name="ce20" office:value-type="string" calcext:value-type="string">
            <text:p>Abudhabi Accountability 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140" calcext:value-type="float">
            <text:p>140</text:p>
          </table:table-cell>
          <table:table-cell table:style-name="ce29" office:value-type="date" office:date-value="2026-02-09" calcext:value-type="date">
            <text:p>9-Feb-26</text:p>
          </table:table-cell>
          <table:table-cell table:style-name="ce34" table:formula="of:=['file:///home/laiba/Downloads/Nutrafi_MealPlan_Tracker%20-%2009Jan26.xlsx'#$dana.B6]" office:value-type="float" office:value="6.9975" calcext:value-type="float">
            <text:p>6.9975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Shamma</text:p>
          </table:table-cell>
          <table:table-cell table:style-name="ce14" table:content-validation-name="val1" office:value-type="time" office:time-value="PT12H30M00S" calcext:value-type="time">
            <text:p>12:30:00 PM</text:p>
          </table:table-cell>
          <table:table-cell table:style-name="ce20" office:value-type="string" calcext:value-type="string">
            <text:p>ADIA Bldg, Corniche, Khalidiyah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280" calcext:value-type="float">
            <text:p>280</text:p>
          </table:table-cell>
          <table:table-cell table:style-name="ce30" office:value-type="date" office:date-value="2025-01-19" calcext:value-type="date">
            <text:p>19-Jan-25</text:p>
          </table:table-cell>
          <table:table-cell table:style-name="ce35" table:formula="of:=['file:///home/laiba/Downloads/Nutrafi_MealPlan_Tracker%20-%2009Jan26.xlsx'#$Master.AF7]" office:value-type="float" office:value="13.35" calcext:value-type="float">
            <text:p>13.35</text:p>
          </table:table-cell>
          <table:table-cell table:style-name="ce41"/>
          <table:table-cell table:number-columns-repeated="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Yusra</text:p>
          </table:table-cell>
          <table:table-cell table:style-name="ce14" table:content-validation-name="val1" office:value-type="time" office:time-value="PT12H30M00S" calcext:value-type="time">
            <text:p>12:30:00 PM</text:p>
          </table:table-cell>
          <table:table-cell table:style-name="ce20" office:value-type="string" calcext:value-type="string">
            <text:p>Sheikh Khalifa Energy Complex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NO</text:p>
          </table:table-cell>
          <table:table-cell table:style-name="ce27" office:value-type="float" office:value="140" calcext:value-type="float">
            <text:p>140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Yusra.H5]" office:value-type="float" office:value="139.95" calcext:value-type="float">
            <text:p>139.95</text:p>
          </table:table-cell>
          <table:table-cell table:style-name="ce39" office:value-type="string" calcext:value-type="string">
            <text:p>She will order daily</text:p>
          </table:table-cell>
          <table:table-cell table:number-columns-repeated="1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Laura</text:p>
          </table:table-cell>
          <table:table-cell table:style-name="ce15" table:content-validation-name="val1" office:value-type="time" office:time-value="PT14H00M00S" calcext:value-type="time">
            <text:p>2:00:00 PM</text:p>
          </table:table-cell>
          <table:table-cell table:style-name="ce20" office:value-type="string" calcext:value-type="string">
            <text:p>QASR AL BAHAR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date" office:date-value="2026-01-28" calcext:value-type="date">
            <text:p>28-Jan-26</text:p>
          </table:table-cell>
          <table:table-cell table:style-name="ce35" table:formula="of:=['file:///home/laiba/Downloads/Nutrafi_MealPlan_Tracker%20-%2009Jan26.xlsx'#$Lrura.B5]" office:value-type="float" office:value="279.95" calcext:value-type="float">
            <text:p>279.95</text:p>
          </table:table-cell>
          <table:table-cell table:style-name="ce41"/>
          <table:table-cell table:number-columns-repeated="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umar</text:p>
          </table:table-cell>
          <table:table-cell table:style-name="ce15" table:content-validation-name="val1" office:value-type="time" office:time-value="PT14H00M00S" calcext:value-type="time">
            <text:p>2:00:00 PM</text:p>
          </table:table-cell>
          <table:table-cell table:style-name="ce20" office:value-type="string" calcext:value-type="string">
            <text:p>ADIA Bldg, Corniche, Khalidiyah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4" office:value-type="float" office:value="960" calcext:value-type="float">
            <text:p>960</text:p>
          </table:table-cell>
          <table:table-cell table:style-name="ce29" office:value-type="date" office:date-value="2026-01-06" calcext:value-type="date">
            <text:p>6-Jan-26</text:p>
          </table:table-cell>
          <table:table-cell table:style-name="ce34" table:formula="of:=['file:///home/laiba/Downloads/Nutrafi_MealPlan_Tracker%20-%2009Jan26.xlsx'#$Master.P4]" office:value-type="float" office:value="22" calcext:value-type="float">
            <text:p>22</text:p>
          </table:table-cell>
          <table:table-cell table:style-name="ce20" office:value-type="string" calcext:value-type="string">
            <text:p>Call to confirm</text:p>
          </table:table-cell>
          <table:table-cell/>
          <table:table-cell table:style-name="ce46"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2" office:value-type="string" calcext:value-type="string">
            <text:p>Saba</text:p>
          </table:table-cell>
          <table:table-cell table:style-name="ce17" table:content-validation-name="val1" office:value-type="time" office:time-value="PT20H00M00S" calcext:value-type="time">
            <text:p>8:00:00 PM</text:p>
          </table:table-cell>
          <table:table-cell table:style-name="ce22" office:value-type="string" calcext:value-type="string">
            <text:p>Kanal residence Al reem island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26" table:content-validation-name="val2" office:value-type="string" calcext:value-type="string">
            <text:p>Done</text:p>
          </table:table-cell>
          <table:table-cell table:style-name="ce28" office:value-type="float" office:value="960" calcext:value-type="float">
            <text:p>960</text:p>
          </table:table-cell>
          <table:table-cell table:style-name="ce31" office:value-type="date" office:date-value="2026-02-02" calcext:value-type="date">
            <text:p>2-Feb-26</text:p>
          </table:table-cell>
          <table:table-cell table:style-name="ce36" table:formula="of:=['file:///home/laiba/Downloads/Nutrafi_MealPlan_Tracker%20-%2009Jan26.xlsx'#$'SABA New'.M2]" office:value-type="string" office:string-value="Weekly" calcext:value-type="string">
            <text:p>Weekly</text:p>
          </table:table-cell>
          <table:table-cell table:style-name="ce42"/>
          <table:table-cell table:number-columns-repeated="1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Ghizlane</text:p>
          </table:table-cell>
          <table:table-cell table:style-name="ce15" table:content-validation-name="val1" office:value-type="time" office:time-value="PT17H00M00S" calcext:value-type="time">
            <text:p>5:00:00 PM</text:p>
          </table:table-cell>
          <table:table-cell table:style-name="ce20" office:value-type="string" calcext:value-type="string">
            <text:p>Al bateen area behind BMW showroom, W37, Villa 10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7" office:value-type="float" office:value="960" calcext:value-type="float">
            <text:p>960</text:p>
          </table:table-cell>
          <table:table-cell table:style-name="ce30" office:value-type="date" office:date-value="2026-01-25" calcext:value-type="date">
            <text:p>25-Jan-26</text:p>
          </table:table-cell>
          <table:table-cell table:style-name="ce35" table:formula="of:=['file:///home/laiba/Downloads/Nutrafi_MealPlan_Tracker%20-%2009Jan26.xlsx'#$ghazline.B2]" office:value-type="string" office:string-value="Monthly" calcext:value-type="string">
            <text:p>Monthly</text:p>
          </table:table-cell>
          <table:table-cell table:style-name="ce41"/>
          <table:table-cell table:style-name="ce46" table:number-columns-repeated="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Roger</text:p>
          </table:table-cell>
          <table:table-cell table:style-name="ce15" table:content-validation-name="val1" office:value-type="time" office:time-value="PT19H00M00S" calcext:value-type="time">
            <text:p>7:00:00 PM</text:p>
          </table:table-cell>
          <table:table-cell table:style-name="ce19" office:value-type="string" calcext:value-type="string">
            <text:p>Villa 153 Mushriff Area opposite Khalifa University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960" calcext:value-type="float">
            <text:p>960</text:p>
          </table:table-cell>
          <table:table-cell table:style-name="ce30" office:value-type="date" office:date-value="2026-01-12" calcext:value-type="date">
            <text:p>12-Jan-26</text:p>
          </table:table-cell>
          <table:table-cell table:style-name="ce34" table:formula="of:=['file:///home/laiba/Downloads/Nutrafi_MealPlan_Tracker%20-%2009Jan26.xlsx'#$Master.V2]" office:value-type="string" office:string-value="Roger" calcext:value-type="string">
            <text:p>Roger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aksham</text:p>
          </table:table-cell>
          <table:table-cell table:style-name="ce15" table:content-validation-name="val1" office:value-type="time" office:time-value="PT17H00M00S" calcext:value-type="time">
            <text:p>5:00:00 PM</text:p>
          </table:table-cell>
          <table:table-cell table:style-name="ce20" office:value-type="string" calcext:value-type="string">
            <text:p>Salam Street, Al Nahyan are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1260" calcext:value-type="float">
            <text:p>1260</text:p>
          </table:table-cell>
          <table:table-cell table:style-name="ce30" office:value-type="date" office:date-value="2026-01-16" calcext:value-type="date">
            <text:p>16-Jan-26</text:p>
          </table:table-cell>
          <table:table-cell table:style-name="ce34" table:formula="of:=['file:///home/laiba/Downloads/Nutrafi_MealPlan_Tracker%20-%2009Jan26.xlsx'#$Master.AA1]" office:value-type="float" office:value="0" calcext:value-type="float">
            <text:p>0</text:p>
          </table:table-cell>
          <table:table-cell table:style-name="ce19"/>
          <table:table-cell table:style-name="ce46" table:number-columns-repeated="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Juliana</text:p>
          </table:table-cell>
          <table:table-cell table:style-name="ce14" table:content-validation-name="val1" office:value-type="time" office:time-value="PT18H00M00S" calcext:value-type="time">
            <text:p>6:00:00 PM</text:p>
          </table:table-cell>
          <table:table-cell table:style-name="ce19" office:value-type="string" calcext:value-type="string">
            <text:p>Golden Tower Al Nahyan Block B 711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4" office:value-type="float" office:value="960" calcext:value-type="float">
            <text:p>960</text:p>
          </table:table-cell>
          <table:table-cell table:style-name="ce29" office:value-type="date" office:date-value="2026-01-25" calcext:value-type="date">
            <text:p>25-Jan-26</text:p>
          </table:table-cell>
          <table:table-cell table:style-name="ce34" table:formula="of:=['file:///home/laiba/Downloads/Nutrafi_MealPlan_Tracker%20-%2009Jan26.xlsx'#$'juliana monthly'.B#REF!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Jeboi</text:p>
          </table:table-cell>
          <table:table-cell table:style-name="ce14" table:content-validation-name="val1" office:value-type="time" office:time-value="PT18H30M00S" calcext:value-type="time">
            <text:p>6:30:00 PM</text:p>
          </table:table-cell>
          <table:table-cell table:style-name="ce19" office:value-type="string" calcext:value-type="string">
            <text:p>Manila Penoy Bakery Room 101 opposite Al wahda Mall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960" calcext:value-type="float">
            <text:p>960</text:p>
          </table:table-cell>
          <table:table-cell table:style-name="ce30" office:value-type="date" office:date-value="2026-01-09" calcext:value-type="date">
            <text:p>9-Jan-26</text:p>
          </table:table-cell>
          <table:table-cell table:style-name="ce34" table:formula="of:=['file:///home/laiba/Downloads/Nutrafi_MealPlan_Tracker%20-%2009Jan26.xlsx'#$Master.T#REF!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Gary</text:p>
          </table:table-cell>
          <table:table-cell table:style-name="ce17" table:content-validation-name="val1" office:value-type="time" office:time-value="PT19H00M00S" calcext:value-type="time">
            <text:p>7:00:00 PM</text:p>
          </table:table-cell>
          <table:table-cell table:style-name="ce22" office:value-type="string" calcext:value-type="string">
            <text:p>near WTC mall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25" table:content-validation-name="val2" office:value-type="string" calcext:value-type="string">
            <text:p>Done</text:p>
          </table:table-cell>
          <table:table-cell table:style-name="ce28" office:value-type="float" office:value="960" calcext:value-type="float">
            <text:p>960</text:p>
          </table:table-cell>
          <table:table-cell table:style-name="ce29" office:value-type="date" office:date-value="2026-02-01" calcext:value-type="date">
            <text:p>1-Feb-26</text:p>
          </table:table-cell>
          <table:table-cell table:style-name="ce37" table:formula="of:=['file:///home/laiba/Downloads/Nutrafi_MealPlan_Tracker%20-%2009Jan26.xlsx'#$Garry.G#REF!]" office:value-type="float" office:value="0" calcext:value-type="float">
            <text:p>0</text:p>
          </table:table-cell>
          <table:table-cell table:style-name="ce43"/>
          <table:table-cell table:number-columns-repeated="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0" office:value-type="string" calcext:value-type="string">
            <text:p>Ahmed aldehari</text:p>
          </table:table-cell>
          <table:table-cell table:style-name="ce14" table:content-validation-name="val1" office:value-type="time" office:time-value="PT19H00M00S" calcext:value-type="time">
            <text:p>7:00:00 PM</text:p>
          </table:table-cell>
          <table:table-cell table:style-name="ce20" office:value-type="string" calcext:value-type="string">
            <text:p>Near sofitel, Opposite sharaton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960" calcext:value-type="float">
            <text:p>960</text:p>
          </table:table-cell>
          <table:table-cell table:style-name="ce32" office:value-type="date" office:date-value="2026-02-02" calcext:value-type="date">
            <text:p>2-Feb26</text:p>
          </table:table-cell>
          <table:table-cell table:style-name="ce35" table:formula="of:=['file:///home/laiba/Downloads/Nutrafi_MealPlan_Tracker%20-%2009Jan26.xlsx'#$Ahmed.B#REF!]" office:value-type="float" office:value="0" calcext:value-type="float">
            <text:p>0</text:p>
          </table:table-cell>
          <table:table-cell table:style-name="ce41"/>
          <table:table-cell table:number-columns-repeated="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>
            <text:p>CHAHAT </text:p>
          </table:table-cell>
          <table:table-cell table:style-name="ce14" table:content-validation-name="val1" office:value-type="time" office:time-value="PT20H00M00S" calcext:value-type="time">
            <text:p>8:00:00 PM</text:p>
          </table:table-cell>
          <table:table-cell table:style-name="ce20" office:value-type="string" calcext:value-type="string">
            <text:p>Behind ADCB building, Electra Street, 101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NO</text:p>
          </table:table-cell>
          <table:table-cell table:style-name="ce27"/>
          <table:table-cell table:style-name="ce30"/>
          <table:table-cell table:style-name="ce35" table:formula="of:=['file:///home/laiba/Downloads/Nutrafi_MealPlan_Tracker%20-%2009Jan26.xlsx'#$Master.AD#REF!]" office:value-type="float" office:value="0" calcext:value-type="float">
            <text:p>0</text:p>
          </table:table-cell>
          <table:table-cell table:style-name="ce41"/>
          <table:table-cell table:number-columns-repeated="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Fatima CI tower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CI Tower Al Khalidiy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NO</text:p>
          </table:table-cell>
          <table:table-cell table:style-name="ce24" office:value-type="float" office:value="280" calcext:value-type="float">
            <text:p>280</text:p>
          </table:table-cell>
          <table:table-cell table:style-name="ce30"/>
          <table:table-cell table:style-name="ce35" table:formula="of:=['file:///home/laiba/Downloads/Nutrafi_MealPlan_Tracker%20-%2009Jan26.xlsx'#$Master.AD#REF!]" office:value-type="float" office:value="0" calcext:value-type="float">
            <text:p>0</text:p>
          </table:table-cell>
          <table:table-cell table:style-name="ce41"/>
          <table:table-cell table:number-columns-repeated="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Muhammad Brocolli</text:p>
          </table:table-cell>
          <table:table-cell table:style-name="ce14" table:content-validation-name="val1" office:value-type="time" office:time-value="PT22H00M00S" calcext:value-type="time">
            <text:p>10:00:00 PM</text:p>
          </table:table-cell>
          <table:table-cell table:style-name="ce20" office:value-type="string" calcext:value-type="string">
            <text:p>Brocoli Building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NO</text:p>
          </table:table-cell>
          <table:table-cell table:style-name="ce24" office:value-type="float" office:value="870" calcext:value-type="float">
            <text:p>870</text:p>
          </table:table-cell>
          <table:table-cell table:style-name="ce32" office:value-type="date" office:date-value="2026-01-25" calcext:value-type="date">
            <text:p>25-Jan26</text:p>
          </table:table-cell>
          <table:table-cell table:style-name="ce35" table:formula="of:=['file:///home/laiba/Downloads/Nutrafi_MealPlan_Tracker%20-%2009Jan26.xlsx'#$'Muhammad Brocooli 1'.G#REF!]" office:value-type="float" office:value="0" calcext:value-type="float">
            <text:p>0</text:p>
          </table:table-cell>
          <table:table-cell table:style-name="ce41" office:value-type="string" calcext:value-type="string">
            <text:p>Meals Finished on 19 Jan 26</text:p>
          </table:table-cell>
          <table:table-cell table:number-columns-repeated="1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Rubeiya</text:p>
          </table:table-cell>
          <table:table-cell table:style-name="ce14" table:content-validation-name="val1" office:value-type="time" office:time-value="PT22H00M00S" calcext:value-type="time">
            <text:p>10:00:00 PM</text:p>
          </table:table-cell>
          <table:table-cell table:style-name="ce20" office:value-type="string" calcext:value-type="string">
            <text:p>Pick UP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24" calcext:value-type="float">
            <text:p>224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Rubeiya.B#REF!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saif</text:p>
          </table:table-cell>
          <table:table-cell table:style-name="ce14" table:content-validation-name="val1" office:value-type="time" office:time-value="PT22H00M00S" calcext:value-type="time">
            <text:p>10:00:00 PM</text:p>
          </table:table-cell>
          <table:table-cell table:style-name="ce20" office:value-type="string" calcext:value-type="string">
            <text:p>Pick UP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date" office:date-value="2026-01-27" calcext:value-type="date">
            <text:p>27-Jan-26</text:p>
          </table:table-cell>
          <table:table-cell table:style-name="ce35" table:formula="of:=['file:///home/laiba/Downloads/Nutrafi_MealPlan_Tracker%20-%2009Jan26.xlsx'#$Saif.B#REF!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Saud</text:p>
          </table:table-cell>
          <table:table-cell table:style-name="ce14" table:content-validation-name="val1" office:value-type="time" office:time-value="PT22H00M00S" calcext:value-type="time">
            <text:p>10:00:00 PM</text:p>
          </table:table-cell>
          <table:table-cell table:style-name="ce20" office:value-type="string" calcext:value-type="string">
            <text:p>Pick UP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date" office:date-value="2026-01-27" calcext:value-type="date">
            <text:p>27-Jan-26</text:p>
          </table:table-cell>
          <table:table-cell table:style-name="ce35" table:formula="of:=['file:///home/laiba/Downloads/Nutrafi_MealPlan_Tracker%20-%2009Jan26.xlsx'#$Saud.B#REF!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2">
          <table:table-cell table:style-name="ce7"/>
          <table:table-cell table:number-columns-repeated="7"/>
          <table:table-cell table:style-name="ce38"/>
          <table:table-cell table:style-name="ce44"/>
          <table:table-cell table:number-columns-repeated="17"/>
        </table:table-row>
        <table:table-row table:style-name="ro2" table:number-rows-repeated="976">
          <table:table-cell table:style-name="ce7"/>
          <table:table-cell/>
          <table:table-cell table:style-name="ce18"/>
          <table:table-cell table:style-name="ce23"/>
          <table:table-cell table:style-name="ce18"/>
          <table:table-cell table:number-columns-repeated="3"/>
          <table:table-cell table:style-name="ce38"/>
          <table:table-cell table:style-name="ce44"/>
          <table:table-cell table:number-columns-repeated="17"/>
        </table:table-row>
        <table:table-row table:style-name="ro2">
          <table:table-cell table:style-name="ce7"/>
          <table:table-cell table:number-columns-repeated="7"/>
          <table:table-cell table:style-name="ce38"/>
          <table:table-cell table:style-name="ce44"/>
          <table:table-cell table:number-columns-repeated="17"/>
        </table:table-row>
        <table:table-row table:style-name="ro3" table:number-rows-repeated="1047548">
          <table:table-cell table:number-columns-repeated="27"/>
        </table:table-row>
        <table:table-row table:style-name="ro1">
          <table:table-cell table:style-name="ce2" office:value-type="string" calcext:value-type="string">
            <text:p>Column 1</text:p>
          </table:table-cell>
          <table:table-cell table:style-name="ce8" office:value-type="string" calcext:value-type="string">
            <text:p>Customer Name</text:p>
          </table:table-cell>
          <table:table-cell table:style-name="ce13" office:value-type="string" calcext:value-type="string">
            <text:p>Delivery Time</text:p>
          </table:table-cell>
          <table:table-cell table:style-name="ce8" office:value-type="string" calcext:value-type="string">
            <text:p>Delivery Location</text:p>
          </table:table-cell>
          <table:table-cell table:style-name="ce13" office:value-type="string" calcext:value-type="string">
            <text:p>Contact Number</text:p>
          </table:table-cell>
          <table:table-cell table:style-name="ce13" office:value-type="string" calcext:value-type="string">
            <text:p>Payment statu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Payment Date</text:p>
          </table:table-cell>
          <table:table-cell table:style-name="ce33" office:value-type="string" calcext:value-type="string">
            <text:p>Meals Remaining</text:p>
          </table:table-cell>
          <table:table-cell table:style-name="ce8" office:value-type="string" calcext:value-type="string">
            <text:p>Remarks</text:p>
          </table:table-cell>
          <table:table-cell table:style-name="ce45" table:number-columns-repeated="17"/>
        </table:table-row>
        <table:table-row table:style-name="ro1">
          <table:table-cell table:style-name="ce2" office:value-type="string" calcext:value-type="string">
            <text:p>11-B</text:p>
          </table:table-cell>
          <table:table-cell table:style-name="ce9" office:value-type="string" calcext:value-type="string">
            <text:p>Soufiane</text:p>
          </table:table-cell>
          <table:table-cell table:style-name="ce14" table:content-validation-name="val1" office:value-type="time" office:time-value="PT09H00M00S" calcext:value-type="time">
            <text:p>9:00:00 AM</text:p>
          </table:table-cell>
          <table:table-cell table:style-name="ce19" office:value-type="string" calcext:value-type="string">
            <text:p>Kanal residence Al reem island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7" office:value-type="float" office:value="384" calcext:value-type="float">
            <text:p>384</text:p>
          </table:table-cell>
          <table:table-cell table:style-name="ce29" office:value-type="date" office:date-value="2026-01-26" calcext:value-type="date">
            <text:p>26-Jan-26</text:p>
          </table:table-cell>
          <table:table-cell table:style-name="ce34" table:formula="of:=['file:///home/laiba/Downloads/Nutrafi_MealPlan_Tracker%20-%2009Jan26.xlsx'#$'Soufiane new'.G1048571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Adel</text:p>
          </table:table-cell>
          <table:table-cell table:style-name="ce15" table:content-validation-name="val1" office:value-type="time" office:time-value="PT10H00M00S" calcext:value-type="time">
            <text:p>10:00:00 AM</text:p>
          </table:table-cell>
          <table:table-cell table:style-name="ce19" office:value-type="string" calcext:value-type="string">
            <text:p>Khalidiyah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1410" calcext:value-type="float">
            <text:p>1410</text:p>
          </table:table-cell>
          <table:table-cell table:style-name="ce30" office:value-type="date" office:date-value="2026-01-07" calcext:value-type="date">
            <text:p>7-Jan-26</text:p>
          </table:table-cell>
          <table:table-cell table:style-name="ce34" table:formula="of:=['file:///home/laiba/Downloads/Nutrafi_MealPlan_Tracker%20-%2009Jan26.xlsx'#$Master.Q1048570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0" office:value-type="string" calcext:value-type="string">
            <text:p>Bara Mansoor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Shinning Tower Customer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40" calcext:value-type="float">
            <text:p>240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bara.B1048569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Fate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Al zahiyah are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NO</text:p>
          </table:table-cell>
          <table:table-cell table:style-name="ce24"/>
          <table:table-cell table:style-name="ce29"/>
          <table:table-cell table:style-name="ce35" table:formula="of:=['file:///home/laiba/Downloads/Nutrafi_MealPlan_Tracker%20-%2009Jan26.xlsx'#$Rubeiya.B1048569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Khalid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Sheikh Khalifa Energy Complex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960" calcext:value-type="float">
            <text:p>960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'khalid monthly'.B1048567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da</text:p>
          </table:table-cell>
          <table:table-cell table:style-name="ce15" table:content-validation-name="val1" office:value-type="time" office:time-value="PT10H00M00S" calcext:value-type="time">
            <text:p>10:00:00 AM</text:p>
          </table:table-cell>
          <table:table-cell table:style-name="ce19" office:value-type="string" calcext:value-type="string">
            <text:p>Reem Island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7" office:value-type="float" office:value="1323" calcext:value-type="float">
            <text:p>1323</text:p>
          </table:table-cell>
          <table:table-cell table:style-name="ce30" office:value-type="date" office:date-value="2026-01-15" calcext:value-type="date">
            <text:p>15-Jan-26</text:p>
          </table:table-cell>
          <table:table-cell table:style-name="ce34" table:formula="of:=['file:///home/laiba/Downloads/Nutrafi_MealPlan_Tracker%20-%2009Jan26.xlsx'#$Master.Z1048568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1" office:value-type="string" calcext:value-type="string">
            <text:p>Ossama</text:p>
          </table:table-cell>
          <table:table-cell table:style-name="ce16" table:content-validation-name="val1" office:value-type="time" office:time-value="PT10H00M00S" calcext:value-type="time">
            <text:p>10:00:00 AM</text:p>
          </table:table-cell>
          <table:table-cell table:style-name="ce21" office:value-type="string" calcext:value-type="string">
            <text:p>Al Zahiya Area , Near Abudhabi Mall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25" table:content-validation-name="val2" office:value-type="string" calcext:value-type="string">
            <text:p>Done</text:p>
          </table:table-cell>
          <table:table-cell table:style-name="ce28" office:value-type="float" office:value="1680" calcext:value-type="float">
            <text:p>1680</text:p>
          </table:table-cell>
          <table:table-cell table:style-name="ce31" office:value-type="date" office:date-value="2026-01-30" calcext:value-type="date">
            <text:p>30-Jan-26</text:p>
          </table:table-cell>
          <table:table-cell table:style-name="ce34" table:formula="of:=['file:///home/laiba/Downloads/Nutrafi_MealPlan_Tracker%20-%2009Jan26.xlsx'#$Oussama.B1048567]" office:value-type="float" office:value="0" calcext:value-type="float">
            <text:p>0</text:p>
          </table:table-cell>
          <table:table-cell table:style-name="ce40"/>
          <table:table-cell table:number-columns-repeated="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Dua</text:p>
          </table:table-cell>
          <table:table-cell table:style-name="ce14" table:content-validation-name="val1" office:value-type="time" office:time-value="PT10H00M00S" calcext:value-type="time">
            <text:p>10:00:00 AM</text:p>
          </table:table-cell>
          <table:table-cell table:style-name="ce20" office:value-type="string" calcext:value-type="string">
            <text:p>Muroor Road Mushrif Are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date" office:date-value="2026-02-09" calcext:value-type="date">
            <text:p>9-Feb-26</text:p>
          </table:table-cell>
          <table:table-cell table:style-name="ce34" table:formula="of:=['file:///home/laiba/Downloads/Nutrafi_MealPlan_Tracker%20-%2009Jan26.xlsx'#$Duaa.B1048567]" office:value-type="float" office:value="0" calcext:value-type="float">
            <text:p>0</text:p>
          </table:table-cell>
          <table:table-cell table:style-name="ce20" office:value-type="string" calcext:value-type="string">
            <text:p>Ensure delivery at 10 AM</text:p>
          </table:table-cell>
          <table:table-cell table:number-columns-repeated="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Patrick</text:p>
          </table:table-cell>
          <table:table-cell table:style-name="ce14" table:content-validation-name="val1" office:value-type="time" office:time-value="PT10H30M00S" calcext:value-type="time">
            <text:p>10:30:00 AM</text:p>
          </table:table-cell>
          <table:table-cell table:style-name="ce20" office:value-type="string" calcext:value-type="string">
            <text:p><text:span text:style-name="T1">Office:</text:span><text:span text:style-name="T2"> K2, Nation Galleria, Al bateen </text:span></text:p>
            <text:p><text:span text:style-name="T1">MONDAY TO THURSDAY - 10:30 - 11:30 AM</text:span></text:p>
            <text:p><text:span text:style-name="T3"/></text:p>
            <text:p><text:span text:style-name="T1">Home:</text:span><text:span text:style-name="T2"> Hydra Tower C6, Appt - 2212, Al Reem</text:span></text:p>
            <text:p><text:span text:style-name="T1">FRIDAY - 10:00 - 10:30 AM</text:span>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1120" calcext:value-type="float">
            <text:p>1120</text:p>
          </table:table-cell>
          <table:table-cell table:style-name="ce29" office:value-type="date" office:date-value="2026-01-29" calcext:value-type="date">
            <text:p>29-Jan-26</text:p>
          </table:table-cell>
          <table:table-cell table:style-name="ce35" table:formula="of:=['file:///home/laiba/Downloads/Nutrafi_MealPlan_Tracker%20-%2009Jan26.xlsx'#$Patrick.B1048567]" office:value-type="float" office:value="0" calcext:value-type="float">
            <text:p>0</text:p>
          </table:table-cell>
          <table:table-cell table:style-name="ce39"/>
          <table:table-cell table:number-columns-repeated="1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Fatima Media City</text:p>
          </table:table-cell>
          <table:table-cell table:style-name="ce14" table:content-validation-name="val1" office:value-type="time" office:time-value="PT11H00M00S" calcext:value-type="time">
            <text:p>11:00:00 AM</text:p>
          </table:table-cell>
          <table:table-cell table:style-name="ce20" office:value-type="string" calcext:value-type="string">
            <text:p>Abu Dhabi Medi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7" office:value-type="float" office:value="280" calcext:value-type="float">
            <text:p>280</text:p>
          </table:table-cell>
          <table:table-cell table:style-name="ce29" office:value-type="date" office:date-value="2026-01-25" calcext:value-type="date">
            <text:p>25-Jan-26</text:p>
          </table:table-cell>
          <table:table-cell table:style-name="ce35" table:formula="of:=['file:///home/laiba/Downloads/Nutrafi_MealPlan_Tracker%20-%2009Jan26.xlsx'#$Master.AH1048568]" office:value-type="float" office:value="0" calcext:value-type="float">
            <text:p>0</text:p>
          </table:table-cell>
          <table:table-cell table:style-name="ce41"/>
          <table:table-cell table:number-columns-repeated="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Meera Almansoori</text:p>
          </table:table-cell>
          <table:table-cell table:style-name="ce14" table:content-validation-name="val1" office:value-type="time" office:time-value="PT11H00M00S" calcext:value-type="time">
            <text:p>11:00:00 AM</text:p>
          </table:table-cell>
          <table:table-cell table:style-name="ce19" office:value-type="string" calcext:value-type="string">
            <text:p>salam Street TRDA Building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9" table:content-validation-name="val2" office:value-type="string" calcext:value-type="string">
            <text:p>Done</text:p>
          </table:table-cell>
          <table:table-cell table:style-name="ce24" office:value-type="float" office:value="528" calcext:value-type="float">
            <text:p>528</text:p>
          </table:table-cell>
          <table:table-cell table:style-name="ce29" office:value-type="date" office:date-value="2026-01-25" calcext:value-type="date">
            <text:p>25-Jan-26</text:p>
          </table:table-cell>
          <table:table-cell table:style-name="ce34" table:formula="of:=['file:///home/laiba/Downloads/Nutrafi_MealPlan_Tracker%20-%2009Jan26.xlsx'#$'Meera New'.B1048567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uleiman Zeina</text:p>
          </table:table-cell>
          <table:table-cell table:style-name="ce14" table:content-validation-name="val1" office:value-type="time" office:time-value="PT11H00M00S" calcext:value-type="time">
            <text:p>11:00:00 AM</text:p>
          </table:table-cell>
          <table:table-cell table:style-name="ce20" office:value-type="string" calcext:value-type="string">
            <text:p>Gym Nation Khalidiya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7" office:value-type="float" office:value="1339" calcext:value-type="float">
            <text:p>1339</text:p>
          </table:table-cell>
          <table:table-cell table:style-name="ce30" office:value-type="date" office:date-value="2026-01-22" calcext:value-type="date">
            <text:p>22-Jan-26</text:p>
          </table:table-cell>
          <table:table-cell table:style-name="ce34" table:formula="of:=['file:///home/laiba/Downloads/Nutrafi_MealPlan_Tracker%20-%2009Jan26.xlsx'#$Master.AJ1048568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lanood</text:p>
          </table:table-cell>
          <table:table-cell table:style-name="ce14" table:content-validation-name="val1" office:value-type="time" office:time-value="PT11H30M00S" calcext:value-type="time">
            <text:p>11:30:00 AM</text:p>
          </table:table-cell>
          <table:table-cell table:style-name="ce20" office:value-type="string" calcext:value-type="string">
            <text:p>near WTC mall, apartment 803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date" office:date-value="2026-01-27" calcext:value-type="date">
            <text:p>27-Jan-26</text:p>
          </table:table-cell>
          <table:table-cell table:style-name="ce35" table:formula="of:=['file:///home/laiba/Downloads/Nutrafi_MealPlan_Tracker%20-%2009Jan26.xlsx'#$Anood.G1048566]" office:value-type="float" office:value="0" calcext:value-type="float">
            <text:p>0</text:p>
          </table:table-cell>
          <table:table-cell table:style-name="ce39" office:value-type="string" calcext:value-type="string">
            <text:p>2 Extra meals delivered till 18 Jan 26 added in new plan</text:p>
          </table:table-cell>
          <table:table-cell table:number-columns-repeated="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Alia</text:p>
          </table:table-cell>
          <table:table-cell table:style-name="ce14" table:content-validation-name="val1" office:value-type="time" office:time-value="PT12H00M00S" calcext:value-type="time">
            <text:p>12:00:00 PM</text:p>
          </table:table-cell>
          <table:table-cell table:style-name="ce20" office:value-type="string" calcext:value-type="string">
            <text:p>Abudhabi Accountability 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140" calcext:value-type="float">
            <text:p>140</text:p>
          </table:table-cell>
          <table:table-cell table:style-name="ce29" office:value-type="date" office:date-value="2026-02-09" calcext:value-type="date">
            <text:p>9-Feb-26</text:p>
          </table:table-cell>
          <table:table-cell table:style-name="ce34" table:formula="of:=['file:///home/laiba/Downloads/Nutrafi_MealPlan_Tracker%20-%2009Jan26.xlsx'#$Alia.B1048566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Dana</text:p>
          </table:table-cell>
          <table:table-cell table:style-name="ce14" table:content-validation-name="val1" office:value-type="time" office:time-value="PT12H00M00S" calcext:value-type="time">
            <text:p>12:00:00 PM</text:p>
          </table:table-cell>
          <table:table-cell table:style-name="ce20" office:value-type="string" calcext:value-type="string">
            <text:p>Abudhabi Accountability </text:p>
          </table:table-cell>
          <table:table-cell table:style-name="ce24" office:value-type="float" office:value="569841248" calcext:value-type="float">
            <text:p>569841248</text:p>
          </table:table-cell>
          <table:table-cell table:style-name="ce10" table:content-validation-name="val2" office:value-type="string" calcext:value-type="string">
            <text:p>Done</text:p>
          </table:table-cell>
          <table:table-cell table:style-name="ce24" office:value-type="float" office:value="140" calcext:value-type="float">
            <text:p>140</text:p>
          </table:table-cell>
          <table:table-cell table:style-name="ce29" office:value-type="date" office:date-value="2026-02-09" calcext:value-type="date">
            <text:p>9-Feb-26</text:p>
          </table:table-cell>
          <table:table-cell table:style-name="ce34" table:formula="of:=['file:///home/laiba/Downloads/Nutrafi_MealPlan_Tracker%20-%2009Jan26.xlsx'#$dana.B1048566]" office:value-type="float" office:value="0" calcext:value-type="float">
            <text:p>0</text:p>
          </table:table-cell>
          <table:table-cell table:style-name="ce19"/>
          <table:table-cell table:number-columns-repeated="17"/>
        </table:table-row>
        <calcext:conditional-formats>
          <calcext:conditional-format calcext:target-range-address="Sheet1.A1:Sheet1.A1012 Sheet1.A1048561:Sheet1.A1048576">
            <calcext:condition calcext:apply-style-name="ConditionalStyle_216" calcext:value="formula-is(LEN(TRIM([.A1]))&gt;0)" calcext:base-cell-address="Sheet1.A1"/>
          </calcext:conditional-format>
          <calcext:conditional-format calcext:target-range-address="Sheet1.I1:Sheet1.I1012 Sheet1.I1048561:Sheet1.I1048576">
            <calcext:condition calcext:apply-style-name="ConditionalStyle_215" calcext:value="&lt;=4" calcext:base-cell-address="Sheet1.I1"/>
          </calcext:conditional-format>
        </calcext:conditional-formats>
      </table:table>
      <table:table table:name="'file:///home/laiba/Downloads/Nutrafi_MealPlan_Tracker%20-%2009Jan26.xlsx'#Master" table:print="false" table:style-name="ta_extref">
        <table:table-source xlink:type="simple" xlink:href="../../Downloads/Nutrafi_MealPlan_Tracker%20-%2009Jan26.xlsx" table:table-name="Master" table:mode="copy-results-only"/>
        <table:table-column table:number-columns-repeated="36"/>
        <table:table-row>
          <table:table-cell table:number-columns-repeated="36"/>
        </table:table-row>
        <table:table-row>
          <table:table-cell table:number-columns-repeated="21"/>
          <table:table-cell table:style-name="ce1" office:value-type="string">
            <text:p>Roger</text:p>
          </table:table-cell>
        </table:table-row>
        <table:table-row>
          <table:table-cell table:number-columns-repeated="36"/>
        </table:table-row>
        <table:table-row>
          <table:table-cell table:number-columns-repeated="15"/>
          <table:table-cell table:style-name="ce1" office:value-type="float" office:value="22">
            <text:p>22</text:p>
          </table:table-cell>
        </table:table-row>
        <table:table-row table:number-rows-repeated="2">
          <table:table-cell table:number-columns-repeated="36"/>
        </table:table-row>
        <table:table-row>
          <table:table-cell table:number-columns-repeated="31"/>
          <table:table-cell table:style-name="ce1" office:value-type="float" office:value="13.35">
            <text:p>13.35</text:p>
          </table:table-cell>
        </table:table-row>
        <table:table-row>
          <table:table-cell table:number-columns-repeated="25"/>
          <table:table-cell table:style-name="ce1" office:value-type="float" office:value="1323">
            <text:p>1323</text:p>
          </table:table-cell>
          <table:table-cell table:number-columns-repeated="7"/>
          <table:table-cell table:style-name="ce1" office:value-type="float" office:value="280.35">
            <text:p>280.35</text:p>
          </table:table-cell>
          <table:table-cell/>
          <table:table-cell table:style-name="ce1" office:value-type="float" office:value="1338.75">
            <text:p>1338.75</text:p>
          </table:table-cell>
        </table:table-row>
      </table:table>
      <table:table table:name="'file:///home/laiba/Downloads/Nutrafi_MealPlan_Tracker%20-%2009Jan26.xlsx'#Anood" table:print="false" table:style-name="ta_extref">
        <table:table-source xlink:type="simple" xlink:href="../../Downloads/Nutrafi_MealPlan_Tracker%20-%2009Jan26.xlsx" table:table-name="Anood" table:mode="copy-results-only"/>
        <table:table-column table:number-columns-repeated="7"/>
        <table:table-row table:number-rows-repeated="5">
          <table:table-cell table:number-columns-repeated="7"/>
        </table:table-row>
        <table:table-row>
          <table:table-cell table:number-columns-repeated="6"/>
          <table:table-cell table:style-name="ce1" office:value-type="float" office:value="47.9975">
            <text:p>47.9975</text:p>
          </table:table-cell>
        </table:table-row>
      </table:table>
      <table:table table:name="'file:///home/laiba/Downloads/Nutrafi_MealPlan_Tracker%20-%2009Jan26.xlsx'#Soufiane new" table:print="false" table:style-name="ta_extref">
        <table:table-source xlink:type="simple" xlink:href="../../Downloads/Nutrafi_MealPlan_Tracker%20-%2009Jan26.xlsx" table:table-name="Soufiane new" table:mode="copy-results-only"/>
        <table:table-column table:number-columns-repeated="7"/>
        <table:table-row table:number-rows-repeated="10">
          <table:table-cell table:number-columns-repeated="7"/>
        </table:table-row>
        <table:table-row>
          <table:table-cell table:number-columns-repeated="6"/>
          <table:table-cell table:style-name="ce1" office:value-type="float" office:value="3">
            <text:p>3</text:p>
          </table:table-cell>
        </table:table-row>
      </table:table>
      <table:table table:name="'file:///home/laiba/Downloads/Nutrafi_MealPlan_Tracker%20-%2009Jan26.xlsx'#SABA New" table:print="false" table:style-name="ta_extref">
        <table:table-source xlink:type="simple" xlink:href="../../Downloads/Nutrafi_MealPlan_Tracker%20-%2009Jan26.xlsx" table:table-name="SABA New" table:mode="copy-results-only"/>
        <table:table-column table:number-columns-repeated="13"/>
        <table:table-row>
          <table:table-cell table:number-columns-repeated="13"/>
        </table:table-row>
        <table:table-row>
          <table:table-cell table:number-columns-repeated="12"/>
          <table:table-cell table:style-name="ce1" office:value-type="string">
            <text:p>Weekly</text:p>
          </table:table-cell>
        </table:table-row>
      </table:table>
      <table:table table:name="'file:///home/laiba/Downloads/Nutrafi_MealPlan_Tracker%20-%2009Jan26.xlsx'#Meera New" table:print="false" table:style-name="ta_extref">
        <table:table-source xlink:type="simple" xlink:href="../../Downloads/Nutrafi_MealPlan_Tracker%20-%2009Jan26.xlsx" table:table-name="Meera New" table:mode="copy-results-only"/>
        <table:table-column table:number-columns-repeated="2"/>
        <table:table-row table:number-rows-repeated="6">
          <table:table-cell table:number-columns-repeated="2"/>
        </table:table-row>
        <table:table-row>
          <table:table-cell/>
          <table:table-cell table:style-name="ce1" office:value-type="float" office:value="528">
            <text:p>528</text:p>
          </table:table-cell>
        </table:table-row>
      </table:table>
      <table:table table:name="'file:///home/laiba/Downloads/Nutrafi_MealPlan_Tracker%20-%2009Jan26.xlsx'#khalid monthly" table:print="false" table:style-name="ta_extref">
        <table:table-source xlink:type="simple" xlink:href="../../Downloads/Nutrafi_MealPlan_Tracker%20-%2009Jan26.xlsx" table:table-name="khalid monthly" table:mode="copy-results-only"/>
        <table:table-column table:number-columns-repeated="2"/>
        <table:table-row table:number-rows-repeated="6">
          <table:table-cell table:number-columns-repeated="2"/>
        </table:table-row>
        <table:table-row>
          <table:table-cell/>
          <table:table-cell table:style-name="ce1" office:value-type="float" office:value="960">
            <text:p>960</text:p>
          </table:table-cell>
        </table:table-row>
      </table:table>
      <table:table table:name="'file:///home/laiba/Downloads/Nutrafi_MealPlan_Tracker%20-%2009Jan26.xlsx'#ghazline" table:print="false" table:style-name="ta_extref">
        <table:table-source xlink:type="simple" xlink:href="../../Downloads/Nutrafi_MealPlan_Tracker%20-%2009Jan26.xlsx" table:table-name="ghazline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string">
            <text:p>Monthly</text:p>
          </table:table-cell>
        </table:table-row>
      </table:table>
      <table:table table:name="'file:///home/laiba/Downloads/Nutrafi_MealPlan_Tracker%20-%2009Jan26.xlsx'#Patrick" table:print="false" table:style-name="ta_extref">
        <table:table-source xlink:type="simple" xlink:href="../../Downloads/Nutrafi_MealPlan_Tracker%20-%2009Jan26.xlsx" table:table-name="Patrick" table:mode="copy-results-only"/>
        <table:table-column table:number-columns-repeated="2"/>
        <table:table-row table:number-rows-repeated="6">
          <table:table-cell table:number-columns-repeated="2"/>
        </table:table-row>
        <table:table-row>
          <table:table-cell/>
          <table:table-cell table:style-name="ce1" office:value-type="float" office:value="960">
            <text:p>960</text:p>
          </table:table-cell>
        </table:table-row>
      </table:table>
      <table:table table:name="'file:///home/laiba/Downloads/Nutrafi_MealPlan_Tracker%20-%2009Jan26.xlsx'#Oussama" table:print="false" table:style-name="ta_extref">
        <table:table-source xlink:type="simple" xlink:href="../../Downloads/Nutrafi_MealPlan_Tracker%20-%2009Jan26.xlsx" table:table-name="Oussama" table:mode="copy-results-only"/>
        <table:table-column table:number-columns-repeated="2"/>
        <table:table-row table:number-rows-repeated="6">
          <table:table-cell table:number-columns-repeated="2"/>
        </table:table-row>
        <table:table-row>
          <table:table-cell/>
          <table:table-cell table:style-name="ce1" office:value-type="float" office:value="1680">
            <text:p>1680</text:p>
          </table:table-cell>
        </table:table-row>
      </table:table>
      <table:table table:name="'file:///home/laiba/Downloads/Nutrafi_MealPlan_Tracker%20-%2009Jan26.xlsx'#Yusra" table:print="false" table:style-name="ta_extref">
        <table:table-source xlink:type="simple" xlink:href="../../Downloads/Nutrafi_MealPlan_Tracker%20-%2009Jan26.xlsx" table:table-name="Yusra" table:mode="copy-results-only"/>
        <table:table-column table:number-columns-repeated="8"/>
        <table:table-row table:number-rows-repeated="4">
          <table:table-cell table:number-columns-repeated="8"/>
        </table:table-row>
        <table:table-row>
          <table:table-cell table:number-columns-repeated="7"/>
          <table:table-cell table:style-name="ce1" office:value-type="float" office:value="139.95">
            <text:p>139.95</text:p>
          </table:table-cell>
        </table:table-row>
      </table:table>
      <table:table table:name="'file:///home/laiba/Downloads/Nutrafi_MealPlan_Tracker%20-%2009Jan26.xlsx'#Lrura" table:print="false" table:style-name="ta_extref">
        <table:table-source xlink:type="simple" xlink:href="../../Downloads/Nutrafi_MealPlan_Tracker%20-%2009Jan26.xlsx" table:table-name="Lrura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1" office:value-type="float" office:value="279.95">
            <text:p>279.95</text:p>
          </table:table-cell>
        </table:table-row>
      </table:table>
      <table:table table:name="'file:///home/laiba/Downloads/Nutrafi_MealPlan_Tracker%20-%2009Jan26.xlsx'#Duaa" table:print="false" table:style-name="ta_extref">
        <table:table-source xlink:type="simple" xlink:href="../../Downloads/Nutrafi_MealPlan_Tracker%20-%2009Jan26.xlsx" table:table-name="Duaa" table:mode="copy-results-only"/>
        <table:table-column table:number-columns-repeated="2"/>
        <table:table-row table:number-rows-repeated="6">
          <table:table-cell table:number-columns-repeated="2"/>
        </table:table-row>
        <table:table-row>
          <table:table-cell/>
          <table:table-cell table:style-name="ce1" office:value-type="float" office:value="280">
            <text:p>280</text:p>
          </table:table-cell>
        </table:table-row>
      </table:table>
      <table:table table:name="'file:///home/laiba/Downloads/Nutrafi_MealPlan_Tracker%20-%2009Jan26.xlsx'#Alia" table:print="false" table:style-name="ta_extref">
        <table:table-source xlink:type="simple" xlink:href="../../Downloads/Nutrafi_MealPlan_Tracker%20-%2009Jan26.xlsx" table:table-name="Alia" table:mode="copy-results-only"/>
        <table:table-column table:number-columns-repeated="2"/>
        <table:table-row table:number-rows-repeated="5">
          <table:table-cell table:number-columns-repeated="2"/>
        </table:table-row>
        <table:table-row>
          <table:table-cell/>
          <table:table-cell table:style-name="ce1" office:value-type="float" office:value="6.9975">
            <text:p>6.9975</text:p>
          </table:table-cell>
        </table:table-row>
      </table:table>
      <table:table table:name="'file:///home/laiba/Downloads/Nutrafi_MealPlan_Tracker%20-%2009Jan26.xlsx'#dana" table:print="false" table:style-name="ta_extref">
        <table:table-source xlink:type="simple" xlink:href="../../Downloads/Nutrafi_MealPlan_Tracker%20-%2009Jan26.xlsx" table:table-name="dana" table:mode="copy-results-only"/>
        <table:table-column table:number-columns-repeated="2"/>
        <table:table-row table:number-rows-repeated="5">
          <table:table-cell table:number-columns-repeated="2"/>
        </table:table-row>
        <table:table-row>
          <table:table-cell/>
          <table:table-cell table:style-name="ce1" office:value-type="float" office:value="6.9975">
            <text:p>6.9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ptos Narrow&quot;" svg:font-family="'&quot;Aptos Narrow&quot;'"/>
    <style:font-face style:name="Aptos Narrow" svg:font-family="'Aptos Narrow'" style:font-family-generic="swiss"/>
    <style:font-face style:name="Aptos Narrow1" svg:font-family="'Aptos Narrow'"/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/>
      <number:text>-</number:text>
      <number:month number:textual="true"/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date-style style:name="N10111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16" style:display-name="ConditionalStyle_216" style:family="table-cell" style:parent-style-name="Default">
      <style:table-cell-properties fo:background-color="#b7e1cd"/>
    </style:style>
    <style:style style:name="ConditionalStyle_5f_215" style:display-name="ConditionalStyle_215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20:43:28.718783733</meta:creation-date>
    <dc:date>2026-02-14T21:13:31.433790247</dc:date>
    <meta:editing-duration>PT30M3S</meta:editing-duration>
    <meta:editing-cycles>2</meta:editing-cycles>
    <meta:generator>LibreOffice/7.3.7.2$Linux_X86_64 LibreOffice_project/30$Build-2</meta:generator>
    <meta:document-statistic meta:table-count="1" meta:cell-count="453" meta:object-count="0"/>
  </office:meta>
</office:document-meta>
</file>